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3.0729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771in"/>
    </style:style>
    <style:style style:name="Table1.B" style:family="table-column">
      <style:table-column-properties style:column-width="1.1451in"/>
    </style:style>
    <style:style style:name="Table1.C" style:family="table-column">
      <style:table-column-properties style:column-width="1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833in" fo:border="0.75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line-height="100%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.5in" fo:margin-right="0in" fo:line-height="100%" fo:orphans="0" fo:widows="0" fo:text-indent="0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.5in" fo:margin-right="0in" fo:line-height="100%" fo:orphans="0" fo:widows="0" fo:text-indent="0in" style:auto-text-indent="false"/>
      <style:text-properties style:font-name="Courier New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8" style:family="paragraph" style:parent-style-name="Standard">
      <style:paragraph-properties fo:line-height="100%" fo:keep-together="auto" fo:orphans="0" fo:widows="0" fo:break-before="auto" fo:break-after="auto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keep-together="auto" fo:orphans="0" fo:widows="0" fo:break-before="auto" fo:break-after="auto" fo:padding="0in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line-height="100%" fo:keep-together="auto" fo:orphans="0" fo:widows="0" fo:break-before="auto" fo:break-after="auto" fo:padding="0in" fo:border="none" fo:keep-with-next="auto"/>
    </style:style>
    <style:style style:name="P11" style:family="paragraph" style:parent-style-name="Standard">
      <style:paragraph-properties fo:margin-left="1in" fo:margin-right="0in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in" fo:margin-right="0.1043in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in" fo:margin-right="0.1043in" fo:line-height="100%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1in" fo:margin-right="0.2083in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.1043in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line-height="100%" fo:text-align="center" style:justify-single-word="false" fo:keep-together="auto" fo:orphans="0" fo:widows="0" fo:padding="0in" fo:border="none" fo:keep-with-next="auto"/>
    </style:style>
    <style:style style:name="P17" style:family="paragraph" style:parent-style-name="Standard">
      <style:paragraph-properties fo:line-height="100%" fo:text-align="end" style:justify-single-word="false" fo:keep-together="auto" fo:orphans="0" fo:widows="0" fo:padding="0in" fo:border="none" fo:keep-with-next="auto"/>
    </style:style>
    <style:style style:name="P18" style:family="paragraph" style:parent-style-name="Standard">
      <style:paragraph-properties fo:line-height="100%" fo:text-align="center" style:justify-single-word="false" fo:keep-together="auto" fo:orphans="0" fo:widows="0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in" fo:line-height="100%" fo:keep-together="auto" fo:orphans="0" fo:widows="0" fo:text-indent="0.5in" style:auto-text-indent="false" fo:break-before="auto" fo:break-after="auto" fo:padding="0in" fo:border="none" fo:keep-with-next="auto"/>
    </style:style>
    <style:style style:name="P20" style:family="paragraph" style:parent-style-name="Heading_20_3" style:list-style-name="WWNum1">
      <style:paragraph-properties fo:margin-left="0.5in" fo:margin-right="0in" fo:line-height="100%" fo:orphans="0" fo:widows="0" fo:text-indent="-0.25in" style:auto-text-indent="false" fo:break-before="auto" fo:break-after="auto"/>
    </style:style>
    <style:style style:name="P21" style:family="paragraph" style:parent-style-name="Heading_20_3" style:list-style-name="WWNum1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Heading_20_3" style:list-style-name="WWNum1" style:master-page-name="Standard">
      <style:paragraph-properties fo:margin-left="0.5in" fo:margin-right="0in" fo:line-height="100%" fo:orphans="0" fo:widows="0" fo:text-indent="-0.25in" style:auto-text-indent="false" style:page-number="1" fo:break-before="auto" fo:break-after="auto"/>
    </style:style>
    <style:style style:name="P23" style:family="paragraph">
      <loext:graphic-properties draw:fill="solid" draw:fill-color="#ffffff"/>
      <style:paragraph-properties fo:text-align="start"/>
    </style:style>
    <style:style style:name="P24" style:family="paragraph">
      <loext:graphic-properties draw:fill="none"/>
      <style:paragraph-properties fo:text-align="start"/>
    </style:style>
    <style:style style:name="P25" style:family="paragraph">
      <style:paragraph-properties fo:margin-top="0in" fo:margin-bottom="0in" fo:line-height="100%" fo:text-align="center"/>
    </style:style>
    <style:style style:name="P26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solid" draw:fill-color="#ffffff" draw:textarea-vertical-align="middle" draw:auto-grow-height="false" draw:fit-to-size="false" style:shrink-to-fit="false" fo:min-height="0.0398in" fo:min-width="0.038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2374in" fo:min-width="0.236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2374in" fo:min-width="0.2354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4756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.5252in" fo:min-width="0.3547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none" draw:textarea-vertical-align="middle" draw:auto-grow-height="false" draw:fit-to-size="false" style:shrink-to-fit="false" fo:min-height="0.1417in" fo:min-width="0.1409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81354729" text:style-name="WWNum1">
        <text:list-item>
          <text:p text:style-name="P22"><text:bookmark text:name="_90qqcym4qynb"/><text:span text:style-name="T1">Теория</text:span></text:p>
        </text:list-item>
      </text:list>
      <text:p text:style-name="P1"/>
      <text:p text:style-name="P1">1.1. Что такое MVC / MVCS?</text:p>
      <text:p text:style-name="P1">1.2. Какие существуют виды автотестов?</text:p>
      <text:p text:style-name="P1">1.3. Что такое Sprint?</text:p>
      <text:p text:style-name="P1">1.4. Основные изменения PHP за последние годы.</text:p>
      <text:p text:style-name="Standard"/>
      <text:p text:style-name="Standard">_____________________________________________</text:p>
      <text:list xml:id="list75848678292017" text:continue-numbering="true" text:style-name="WWNum1">
        <text:list-item>
          <text:p text:style-name="P20"><text:bookmark text:name="_ibs242z3fcm0"/><text:span text:style-name="T1">Базовые вопросы</text:span></text:p>
        </text:list-item>
      </text:list>
      <text:p text:style-name="P4"/>
      <text:p text:style-name="P1"><text:span text:style-name="T3">2.1</text:span><text:span text:style-name="T4"> Наиболее употребимые команды Linux, их назначение.</text:span></text:p>
      <text:p text:style-name="P1"><text:span text:style-name="T3">2.2</text:span><text:span text:style-name="T4"> Как получить список пользователей в Mysql? А список процессов?</text:span></text:p>
      <text:p text:style-name="P1"><text:span text:style-name="T3">2.3</text:span><text:span text:style-name="T4"> $a = $b ?? 'value'; Чему будет равно $a? <text:s/>Как это можно записать по-другому.</text:span></text:p>
      <text:p text:style-name="P2"/>
      <text:p text:style-name="Standard">_____________________________________________</text:p>
      <text:list xml:id="list75847233843633" text:continue-numbering="true" text:style-name="WWNum1">
        <text:list-item>
          <text:p text:style-name="P21"><text:bookmark text:name="_c8csnrqo4itn"/><text:span text:style-name="T1">Задачи</text:span></text:p>
        </text:list-item>
      </text:list>
      <text:p text:style-name="P3"/>
      <text:p text:style-name="P1"><text:span text:style-name="T3">3.1 </text:span><text:span text:style-name="T4"><text:s/>Необходимо продумать алгоритм php-функции, с абсолютной точностью вычисляющей значение </text:span><text:span text:style-name="T6">100!</text:span><text:span text:style-name="T4"> (факториал ста).</text:span></text:p>
      <text:p text:style-name="P1"><text:span text:style-name="T4">Какие могут возникнуть проблемы? Как их решать? Опишите краткий план.</text:span></text:p>
      <text:p text:style-name="P2"/>
      <text:p text:style-name="P1"><text:span text:style-name="T3">3.2 </text:span><text:span text:style-name="T4"><text:s/>Объясните, что делает приведенная ниже функция и предложите пример применения:</text:span></text:p>
      <text:p text:style-name="P5"/>
      <text:p text:style-name="P7"><text:span text:style-name="T7">function</text:span><text:span text:style-name="T8"> s_substr(&amp;$text, $cnt_chars, $delimiter = ' ')</text:span></text:p>
      <text:p text:style-name="P7"><text:span text:style-name="T8">{</text:span></text:p>
      <text:p text:style-name="P7"><text:span text:style-name="T8"><text:s text:c="2"/></text:span><text:span text:style-name="T7">if</text:span><text:span text:style-name="T8"> (strlen($text) &lt; $cnt_chars) {</text:span></text:p>
      <text:p text:style-name="P7"><text:soft-page-break/><text:span text:style-name="T8"><text:s text:c="4"/></text:span><text:span text:style-name="T7">return</text:span><text:span text:style-name="T8"> $text;</text:span></text:p>
      <text:p text:style-name="P7"><text:span text:style-name="T8"><text:s text:c="2"/>}</text:span></text:p>
      <text:p text:style-name="P6"/>
      <text:p text:style-name="P7"><text:span text:style-name="T8"><text:s text:c="2"/>$text_cnt = substr($text, 0, $cnt_chars);</text:span></text:p>
      <text:p text:style-name="P7"><text:span text:style-name="T8"><text:s text:c="2"/>$pos = strrpos($text_cnt, $delimiter);</text:span></text:p>
      <text:p text:style-name="P6"/>
      <text:p text:style-name="P7"><text:span text:style-name="T8"><text:s text:c="2"/></text:span><text:span text:style-name="T7">return</text:span><text:span text:style-name="T8"> $pos ? substr($text_cnt, 0, $pos) : $text_cnt;</text:span></text:p>
      <text:p text:style-name="P7"><text:span text:style-name="T8">}</text:span></text:p>
      <text:p text:style-name="P3"/>
      <text:p text:style-name="Standard">_____________________________________________</text:p>
      <text:list xml:id="list75847980742477" text:continue-numbering="true" text:style-name="WWNum1">
        <text:list-item>
          <text:p text:style-name="P20"><text:bookmark text:name="_aung2y50vnb3"/><text:span text:style-name="T1">Вопросы по SQL</text:span></text:p>
        </text:list-item>
      </text:list>
      <text:p text:style-name="P8"/>
      <text:p text:style-name="P10"><text:span text:style-name="T3">4.1</text:span><text:span text:style-name="T4"> Как определить в MySQL, какие индексы используются в запросе, какие индексы лишние и каких индексов не хватает?</text:span></text:p>
      <text:p text:style-name="P8"/>
      <text:p text:style-name="P10"><text:span text:style-name="T3">4.2</text:span><text:span text:style-name="T4"> Есть дерево, состоящее из однородных элементов (например, разделы каталога интернет-магазина или директории файловой системы). Покажите, каким образом вы будете хранить его в базе данных (пример структуры таблиц(ы)).</text:span></text:p>
      <text:p text:style-name="P10"/>
      <text:p text:style-name="P11"><draw:g text:anchor-type="as-char" draw:z-index="0" draw:style-name="gr1"><draw:custom-shape draw:name="Shape 2" draw:style-name="gr2" draw:text-style-name="P23" svg:width="0.337in" svg:height="0.3386in" svg:x="0.6744in" svg:y="0.00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2" draw:text-style-name="P23" svg:width="0.337in" svg:height="0.3386in" svg:x="0in" svg:y="0.681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2" draw:text-style-name="P23" svg:width="0.337in" svg:height="0.3386in" svg:x="1.35in" svg:y="0.681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2" draw:text-style-name="P23" svg:width="0.337in" svg:height="0.3386in" svg:x="0.6744in" svg:y="1.6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2" draw:text-style-name="P23" svg:width="0.337in" svg:height="0.3386in" svg:x="1.35in" svg:y="1.6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2" draw:text-style-name="P23" svg:width="0.337in" svg:height="0.3386in" svg:x="2.0244in" svg:y="1.6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24" svg:width="0.4362in" svg:height="0.4378in" svg:x="0.2866in" svg:y="0.2945in"><text:p/><draw:enhanced-geometry draw:mirror-horizontal="true" draw:mirror-vertical="false" svg:viewBox="0 0 21600 21600" draw:type="mso-spt32" draw:enhanced-path="M 0 0 L 21600 21600 N"/></draw:custom-shape><draw:custom-shape draw:style-name="gr4" draw:text-style-name="P24" svg:width="0.4358in" svg:height="0.4378in" svg:x="0.9634in" svg:y="0.2945in"><text:p/><draw:enhanced-geometry draw:mirror-horizontal="false" draw:mirror-vertical="false" svg:viewBox="0 0 21600 21600" draw:type="mso-spt32" draw:enhanced-path="M 0 0 L 21600 21600 N"/></draw:custom-shape><draw:custom-shape draw:style-name="gr5" draw:text-style-name="P24" svg:width="0.0012in" svg:height="0.676in" svg:x="1.5189in" svg:y="1.0209in"><text:p/><draw:enhanced-geometry draw:mirror-horizontal="false" draw:mirror-vertical="false" svg:viewBox="0 0 21600 21600" draw:type="mso-spt32" draw:enhanced-path="M 0 0 L 21600 21600 N"/></draw:custom-shape><draw:custom-shape draw:style-name="gr6" draw:text-style-name="P24" svg:width="0.5551in" svg:height="0.7252in" svg:x="0.8417in" svg:y="0.9717in"><text:p/><draw:enhanced-geometry draw:mirror-horizontal="true" draw:mirror-vertical="false" svg:viewBox="0 0 21600 21600" draw:type="mso-spt32" draw:enhanced-path="M 0 0 L 21600 21600 N"/></draw:custom-shape><draw:custom-shape draw:style-name="gr6" draw:text-style-name="P24" svg:width="0.5551in" svg:height="0.7252in" svg:x="1.6374in" svg:y="0.9717in"><text:p/><draw:enhanced-geometry draw:mirror-horizontal="false" draw:mirror-vertical="false" svg:viewBox="0 0 21600 21600" draw:type="mso-spt32" draw:enhanced-path="M 0 0 L 21600 21600 N"/></draw:custom-shape><draw:custom-shape draw:name="Shape 13" draw:style-name="gr7" draw:text-style-name="P26" svg:width="0.3406in" svg:height="0.3413in" svg:x="0.6783in" svg:y="0in"><text:p text:style-name="P25"><text:span text:style-name="T9">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7" draw:text-style-name="P26" svg:width="0.3406in" svg:height="0.3413in" svg:x="0.0028in" svg:y="0.6839in"><text:p text:style-name="P25"><text:span text:style-name="T9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7" draw:text-style-name="P26" svg:width="0.3406in" svg:height="0.3413in" svg:x="1.3547in" svg:y="0.6846in"><text:p text:style-name="P25"><text:span text:style-name="T9">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7" draw:text-style-name="P26" svg:width="0.3406in" svg:height="0.3413in" svg:x="0.678in" svg:y="1.6992in"><text:p text:style-name="P25"><text:span text:style-name="T9">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7" draw:style-name="gr7" draw:text-style-name="P26" svg:width="0.3406in" svg:height="0.3413in" svg:x="1.3484in" svg:y="1.6929in"><text:p text:style-name="P25"><text:span text:style-name="T9">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8" draw:style-name="gr7" draw:text-style-name="P26" svg:width="0.3406in" svg:height="0.3413in" svg:x="2.0244in" svg:y="1.6937in"><text:p text:style-name="P25"><text:span text:style-name="T9">F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8"/>
      <text:p text:style-name="P9"/>
      <text:p text:style-name="P10"><text:span text:style-name="T3">4.3</text:span><text:span text:style-name="T4"> Имеется следующая таблица MySQL с записями:</text:span></text:p>
      <text:p text:style-name="P12"><text:span text:style-name="T6">CREATE TABLE `t` (</text:span></text:p>
      <text:p text:style-name="P14"><text:span text:style-name="T6">`id` INT NOT NULL,</text:span></text:p>
      <text:p text:style-name="P14"><text:span text:style-name="T6">`name` VARCHAR(50) NOT NULL,</text:span></text:p>
      <text:p text:style-name="P14"><text:span text:style-name="T6">`age` INT NOT NULL,</text:span></text:p>
      <text:p text:style-name="P14"><text:span text:style-name="T6">PRIMARY KEY (`id`)</text:span></text:p>
      <text:p text:style-name="P12"><text:span text:style-name="T6">);</text:span></text:p>
      <text:p text:style-name="P13"><text:soft-page-break/></text:p>
      <text:p text:style-name="P15"><text:span text:style-name="T4">Записи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3">id</text:span></text:p>
          </table:table-cell>
          <table:table-cell table:style-name="Table1.A1" office:value-type="string">
            <text:p text:style-name="P16"><text:span text:style-name="T3">name</text:span></text:p>
          </table:table-cell>
          <table:table-cell table:style-name="Table1.A1" office:value-type="string">
            <text:p text:style-name="P16"><text:span text:style-name="T3">age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1</text:span></text:p>
          </table:table-cell>
          <table:table-cell table:style-name="Table1.A1" office:value-type="string">
            <text:p text:style-name="P17"><text:span text:style-name="T4">Оля</text:span></text:p>
          </table:table-cell>
          <table:table-cell table:style-name="Table1.A1" office:value-type="string">
            <text:p text:style-name="P17"><text:span text:style-name="T4">15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2</text:span></text:p>
          </table:table-cell>
          <table:table-cell table:style-name="Table1.A1" office:value-type="string">
            <text:p text:style-name="P17"><text:span text:style-name="T4">Петя</text:span></text:p>
          </table:table-cell>
          <table:table-cell table:style-name="Table1.A1" office:value-type="string">
            <text:p text:style-name="P17"><text:span text:style-name="T4">2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3</text:span></text:p>
          </table:table-cell>
          <table:table-cell table:style-name="Table1.A1" office:value-type="string">
            <text:p text:style-name="P17"><text:span text:style-name="T4">Маша</text:span></text:p>
          </table:table-cell>
          <table:table-cell table:style-name="Table1.A1" office:value-type="string">
            <text:p text:style-name="P17"><text:span text:style-name="T4">2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4</text:span></text:p>
          </table:table-cell>
          <table:table-cell table:style-name="Table1.A1" office:value-type="string">
            <text:p text:style-name="P17"><text:span text:style-name="T4">Саша</text:span></text:p>
          </table:table-cell>
          <table:table-cell table:style-name="Table1.A1" office:value-type="string">
            <text:p text:style-name="P17"><text:span text:style-name="T4">40</text:span></text:p>
            <text:p text:style-name="P18"/>
          </table:table-cell>
        </table:table-row>
      </table:table>
      <text:p text:style-name="P8"/>
      <text:p text:style-name="P19"><text:span text:style-name="T3">4.3.a</text:span><text:span text:style-name="T4"> Напишите запрос, извлекающий имена людей, возраст которых меньше среднего из всей таблицы.</text:span></text:p>
      <text:p text:style-name="P19"><text:span text:style-name="T4"><text:line-break/></text:span></text:p>
      <text:p text:style-name="P19"><text:span text:style-name="T3">4.3.b</text:span><text:span text:style-name="T4"> Напишите запрос, извлекающий имена неповторяющихся пар людей одинакового возраста. В результате мы должны получить выборку из двух колонок с именами людей; в каждой строке - новая пара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color="#000000" style:font-name="Trebuchet MS" fo:font-family="'Trebuchet MS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965in" fo:margin-bottom="0.7626in" fo:margin-left="1in" fo:margin-right="1in" style:writing-mode="lr-tb" style:layout-grid-color="#c0c0c0" style:layout-grid-lines="255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5" meta:word-count="266" meta:character-count="1847" meta:non-whitespace-character-count="1620"/>
    <meta:generator>LibreOfficeDev/6.0.5.2$Linux_X86_64 LibreOffice_project/</meta:generator>
  </office:meta>
</office:document-meta>
</file>